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4.9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7339in"/>
    </style:style>
    <style:style style:name="co4" style:family="table-column">
      <style:table-column-properties fo:break-before="auto" style:column-width="8.3965in"/>
    </style:style>
    <style:style style:name="co5" style:family="table-column">
      <style:table-column-properties fo:break-before="auto" style:column-width="4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HYPERLINK([$Sheet1.A1]; [$Sheet1.C1])" office:value-type="string" office:string-value="AO4402G Транзистор полевой MOSFET" calcext:value-type="string">
            <text:p>AO4402G Транзистор полевой MOSF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]; [$Sheet1.C2])" office:value-type="string" office:string-value="TPS54302DDCR DC-DC преобразователь интегральный" calcext:value-type="string">
            <text:p>TPS54302DDCR DC-DC преобразователь интегральны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3]; [$Sheet1.C3])" office:value-type="string" office:string-value="AO3400A-UMW Транзистор полевой MOSFET" calcext:value-type="string">
            <text:p>AO3400A-UMW Транзистор полевой MOSF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4]; [$Sheet1.C4])" office:value-type="string" office:string-value="TACT-67N-F Кнопка тактовая" calcext:value-type="string">
            <text:p>TACT-67N-F Кнопка тактова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5]; [$Sheet1.C5])" office:value-type="string" office:string-value="MSS-2235S Переключатель движковый" calcext:value-type="string">
            <text:p>MSS-2235S Переключатель движковы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6]; [$Sheet1.C6])" office:value-type="string" office:string-value="SMD-резистор (0805) 510 kom 1% (точні) SMD-резистор" calcext:value-type="string">
            <text:p>SMD-резистор (0805) 510 k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7]; [$Sheet1.C7])" office:value-type="string" office:string-value="SMD-резистор (0805) 22 kom 1% (точні) SMD-резистор" calcext:value-type="string">
            <text:p>SMD-резистор (0805) 22 k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8]; [$Sheet1.C8])" office:value-type="string" office:string-value="SMD-резистор (0805) 100 kom 1% (точні) SMD-резистор" calcext:value-type="string">
            <text:p>SMD-резистор (0805) 100 k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9]; [$Sheet1.C9])" office:value-type="string" office:string-value="SMD-резистор (0805) 100 om 1% (точні) SMD-резистор" calcext:value-type="string">
            <text:p>SMD-резистор (0805) 100 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0]; [$Sheet1.C10])" office:value-type="string" office:string-value="SMD-резистор (0805) 47 om 1% (точні) SMD-резистор" calcext:value-type="string">
            <text:p>SMD-резистор (0805) 47 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1]; [$Sheet1.C11])" office:value-type="string" office:string-value="SMD-резистор (0805) 10 kom 1% (точні) SMD-резистор" calcext:value-type="string">
            <text:p>SMD-резистор (0805) 10 k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2]; [$Sheet1.C12])" office:value-type="string" office:string-value="SMD-резистор (0805) 4,7 kom 1% (точні) SMD-резистор" calcext:value-type="string">
            <text:p>SMD-резистор (0805) 4,7 kom 1% (точні) SMD-резис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3]; [$Sheet1.C13])" office:value-type="string" office:string-value="Чіп кераміка (0805) 0,1mkf (X7R) 50v 10% SMD-конденсатор" calcext:value-type="string">
            <text:p>Чіп кераміка (0805) 0,1mkf (X7R) 50v 10% SMD-конденса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4]; [$Sheet1.C14])" office:value-type="string" office:string-value="Чіп кераміка (0805) 10nf (X7R) 50v 10% SMD-конденсатор" calcext:value-type="string">
            <text:p>Чіп кераміка (0805) 10nf (X7R) 50v 10% SMD-конденса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5]; [$Sheet1.C15])" office:value-type="string" office:string-value="Чіп кераміка (0805) 2200pf (X7R) 50v 10% SMD-конденсатор" calcext:value-type="string">
            <text:p>Чіп кераміка (0805) 2200pf (X7R) 50v 10% SMD-конденсатор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HYPERLINK([$Sheet1.A16]; [$Sheet1.C16])" office:value-type="string" office:string-value="CE-1000/35PHT-Y Конденсатор электролитический" calcext:value-type="string">
            <text:p>CE-1000/35PHT-Y Конденсатор электролитически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17]; [$Sheet1.C17])" office:value-type="string" office:string-value="Чіп кераміка (1206) 10mkf (X5R) 50v 10% SMD-конденсатор" calcext:value-type="string">
            <text:p>Чіп кераміка (1206) 10mkf (X5R) 50v 10% SMD-конденсатор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HYPERLINK([$Sheet1.A18]; [$Sheet1.C18])" office:value-type="string" office:string-value="Чіп кераміка (0805) 22mkf (X5R) 25v 20% SMD-конденсатор" calcext:value-type="string">
            <text:p>Чіп кераміка (0805) 22mkf (X5R) 25v 20% SMD-конденсат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HYPERLINK([$Sheet1.A19]; [$Sheet1.C19])" office:value-type="string" office:string-value="SMDCAP-100mkf - 35v (105 С) SMD 8*10 Конденсатор электролитический" calcext:value-type="string">
            <text:p>SMDCAP-100mkf - 35v (105 С) SMD 8*10 Конденсатор электролитически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0]; [$Sheet1.C20])" office:value-type="string" office:string-value="SMDCAP-10mkf - 50v SMD (SC) 5*5,3 Конденсатор электролитический" calcext:value-type="string">
            <text:p>SMDCAP-10mkf - 50v SMD (SC) 5*5,3 Конденсатор электролитически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1]; [$Sheet1.C21])" office:value-type="string" office:string-value="CE-10/50PHT-Y Конденсатор электролитический" calcext:value-type="string">
            <text:p>CE-10/50PHT-Y Конденсатор электролитически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2]; [$Sheet1.C22])" office:value-type="string" office:string-value="Дроссель SMD0630 10 мкГн Дроссель" calcext:value-type="string">
            <text:p>Дроссель SMD0630 10 мкГн Дроссел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3]; [$Sheet1.C23])" office:value-type="string" office:string-value="Дроссель SMD0420 10 мкГн Дроссель" calcext:value-type="string">
            <text:p>Дроссель SMD0420 10 мкГн Дроссел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HYPERLINK([$Sheet1.A24]; [$Sheet1.C24])" office:value-type="string" office:string-value="900M-T-K-STEEL Жало (наконечник) для паяльника" calcext:value-type="string">
            <text:p>900M-T-K-STEEL Жало (наконечник) для паяльн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YPERLINK([$Sheet1.A25]; [$Sheet1.C25])" office:value-type="string" office:string-value="Штатив" calcext:value-type="string">
            <text:p>Штати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YPERLINK([$Sheet1.A26]; [$Sheet1.C26])" office:value-type="string" office:string-value="Спичка" calcext:value-type="string">
            <text:p>Спичка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a xlink:href="https://www.kosmodrom.ua/ru/tranzistor-polevoy-mosfet/ao4402.html" xlink:type="simple">https://www.kosmodrom.ua/ru/tranzistor-polevoy-mosfet/ao4402.html</text:a></text:p>
          </table:table-cell>
          <table:table-cell office:value-type="string" calcext:value-type="string">
            <text:p><text:s/>Купить AO4402G Транзистор полевой MOSFET на складе КОСМОДРОМ, Харьков, Украина</text:p>
          </table:table-cell>
          <table:table-cell table:formula="of:=TRIM(ORG.LIBREOFFICE.REGEX(ORG.LIBREOFFICE.REGEX(ORG.LIBREOFFICE.REGEX([.B1];&quot;^.*Купить\s*&quot;;&quot;&quot;);&quot;на складе.*$&quot;;&quot;&quot;);&quot;&amp;plusmn;&quot;;&quot;&quot;))" office:value-type="string" office:string-value="AO4402G Транзистор полевой MOSFET" calcext:value-type="string">
            <text:p>AO4402G Транзистор полевой MOSFET</text:p>
          </table:table-cell>
        </table:table-row>
        <table:table-row table:style-name="ro1">
          <table:table-cell office:value-type="string" calcext:value-type="string">
            <text:p><text:a xlink:href="https://www.kosmodrom.ua/ru/dc-dc-preobrazovatel-integralnyy/tps54302ddcr.html" xlink:type="simple">https://www.kosmodrom.ua/ru/dc-dc-preobrazovatel-integralnyy/tps54302ddcr.html</text:a></text:p>
          </table:table-cell>
          <table:table-cell office:value-type="string" calcext:value-type="string">
            <text:p><text:s/>Купить TPS54302DDCR DC-DC преобразователь интегральный на складе КОСМОДРОМ, Харьков, Украина</text:p>
          </table:table-cell>
          <table:table-cell table:formula="of:=TRIM(ORG.LIBREOFFICE.REGEX(ORG.LIBREOFFICE.REGEX(ORG.LIBREOFFICE.REGEX([.B2];&quot;^.*Купить\s*&quot;;&quot;&quot;);&quot;на складе.*$&quot;;&quot;&quot;);&quot;&amp;plusmn;&quot;;&quot;&quot;))" office:value-type="string" office:string-value="TPS54302DDCR DC-DC преобразователь интегральный" calcext:value-type="string">
            <text:p>TPS54302DDCR DC-DC преобразователь интегральный</text:p>
          </table:table-cell>
        </table:table-row>
        <table:table-row table:style-name="ro1">
          <table:table-cell office:value-type="string" calcext:value-type="string">
            <text:p><text:a xlink:href="https://www.kosmodrom.ua/ru/tranzistor-polevoy-mosfet/ao3400a-umw.html" xlink:type="simple">https://www.kosmodrom.ua/ru/tranzistor-polevoy-mosfet/ao3400a-umw.html</text:a></text:p>
          </table:table-cell>
          <table:table-cell office:value-type="string" calcext:value-type="string">
            <text:p><text:s/>Купить AO3400A-UMW Транзистор полевой MOSFET на складе КОСМОДРОМ, Харьков, Украина</text:p>
          </table:table-cell>
          <table:table-cell table:formula="of:=TRIM(ORG.LIBREOFFICE.REGEX(ORG.LIBREOFFICE.REGEX(ORG.LIBREOFFICE.REGEX([.B3];&quot;^.*Купить\s*&quot;;&quot;&quot;);&quot;на складе.*$&quot;;&quot;&quot;);&quot;&amp;plusmn;&quot;;&quot;&quot;))" office:value-type="string" office:string-value="AO3400A-UMW Транзистор полевой MOSFET" calcext:value-type="string">
            <text:p>AO3400A-UMW Транзистор полевой MOSFET</text:p>
          </table:table-cell>
        </table:table-row>
        <table:table-row table:style-name="ro1">
          <table:table-cell office:value-type="string" calcext:value-type="string">
            <text:p><text:a xlink:href="https://www.kosmodrom.ua/ru/knopka-taktovaya/tact-67n-f.html" xlink:type="simple">https://www.kosmodrom.ua/ru/knopka-taktovaya/tact-67n-f.html</text:a></text:p>
          </table:table-cell>
          <table:table-cell office:value-type="string" calcext:value-type="string">
            <text:p><text:s/>Купить TACT-67N-F Кнопка тактовая на складе КОСМОДРОМ, Харьков, Украина</text:p>
          </table:table-cell>
          <table:table-cell table:formula="of:=TRIM(ORG.LIBREOFFICE.REGEX(ORG.LIBREOFFICE.REGEX(ORG.LIBREOFFICE.REGEX([.B4];&quot;^.*Купить\s*&quot;;&quot;&quot;);&quot;на складе.*$&quot;;&quot;&quot;);&quot;&amp;plusmn;&quot;;&quot;&quot;))" office:value-type="string" office:string-value="TACT-67N-F Кнопка тактовая" calcext:value-type="string">
            <text:p>TACT-67N-F Кнопка тактовая</text:p>
          </table:table-cell>
        </table:table-row>
        <table:table-row table:style-name="ro1">
          <table:table-cell office:value-type="string" calcext:value-type="string">
            <text:p><text:a xlink:href="https://www.kosmodrom.ua/ru/pereklyuchatel-dvizhkovyy/mss-2235s.html" xlink:type="simple">https://www.kosmodrom.ua/ru/pereklyuchatel-dvizhkovyy/mss-2235s.html</text:a></text:p>
          </table:table-cell>
          <table:table-cell office:value-type="string" calcext:value-type="string">
            <text:p><text:s/>Купить MSS-2235S Переключатель движковый на складе КОСМОДРОМ, Харьков, Украина</text:p>
          </table:table-cell>
          <table:table-cell table:formula="of:=TRIM(ORG.LIBREOFFICE.REGEX(ORG.LIBREOFFICE.REGEX(ORG.LIBREOFFICE.REGEX([.B5];&quot;^.*Купить\s*&quot;;&quot;&quot;);&quot;на складе.*$&quot;;&quot;&quot;);&quot;&amp;plusmn;&quot;;&quot;&quot;))" office:value-type="string" office:string-value="MSS-2235S Переключатель движковый" calcext:value-type="string">
            <text:p>MSS-2235S Переключатель движковый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510-kom-1-tochni.html" xlink:type="simple">https://www.kosmodrom.ua/ru/smd-rezistor/smd-rezistor-0805-510-kom-1-tochni.html</text:a></text:p>
          </table:table-cell>
          <table:table-cell office:value-type="string" calcext:value-type="string">
            <text:p><text:s/>Купить SMD-резистор (0805) 510 k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6];&quot;^.*Купить\s*&quot;;&quot;&quot;);&quot;на складе.*$&quot;;&quot;&quot;);&quot;&amp;plusmn;&quot;;&quot;&quot;))" office:value-type="string" office:string-value="SMD-резистор (0805) 510 kom 1% (точні) SMD-резистор" calcext:value-type="string">
            <text:p>SMD-резистор (0805) 510 k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22-kom-1-tochni.html" xlink:type="simple">https://www.kosmodrom.ua/ru/smd-rezistor/smd-rezistor-0805-22-kom-1-tochni.html</text:a></text:p>
          </table:table-cell>
          <table:table-cell office:value-type="string" calcext:value-type="string">
            <text:p><text:s/>Купить SMD-резистор (0805) 22 k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7];&quot;^.*Купить\s*&quot;;&quot;&quot;);&quot;на складе.*$&quot;;&quot;&quot;);&quot;&amp;plusmn;&quot;;&quot;&quot;))" office:value-type="string" office:string-value="SMD-резистор (0805) 22 kom 1% (точні) SMD-резистор" calcext:value-type="string">
            <text:p>SMD-резистор (0805) 22 k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100-kom-1-tochni.html" xlink:type="simple">https://www.kosmodrom.ua/ru/smd-rezistor/smd-rezistor-0805-100-kom-1-tochni.html</text:a></text:p>
          </table:table-cell>
          <table:table-cell office:value-type="string" calcext:value-type="string">
            <text:p><text:s/>Купить SMD-резистор (0805) 100 k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8];&quot;^.*Купить\s*&quot;;&quot;&quot;);&quot;на складе.*$&quot;;&quot;&quot;);&quot;&amp;plusmn;&quot;;&quot;&quot;))" office:value-type="string" office:string-value="SMD-резистор (0805) 100 kom 1% (точні) SMD-резистор" calcext:value-type="string">
            <text:p>SMD-резистор (0805) 100 k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100-om-1-tochni.html" xlink:type="simple">https://www.kosmodrom.ua/ru/smd-rezistor/smd-rezistor-0805-100-om-1-tochni.html</text:a></text:p>
          </table:table-cell>
          <table:table-cell office:value-type="string" calcext:value-type="string">
            <text:p><text:s/>Купить SMD-резистор (0805) 100 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9];&quot;^.*Купить\s*&quot;;&quot;&quot;);&quot;на складе.*$&quot;;&quot;&quot;);&quot;&amp;plusmn;&quot;;&quot;&quot;))" office:value-type="string" office:string-value="SMD-резистор (0805) 100 om 1% (точні) SMD-резистор" calcext:value-type="string">
            <text:p>SMD-резистор (0805) 100 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47-om-1-tochni.html" xlink:type="simple">https://www.kosmodrom.ua/ru/smd-rezistor/smd-rezistor-0805-47-om-1-tochni.html</text:a></text:p>
          </table:table-cell>
          <table:table-cell office:value-type="string" calcext:value-type="string">
            <text:p><text:s/>Купить SMD-резистор (0805) 47 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10];&quot;^.*Купить\s*&quot;;&quot;&quot;);&quot;на складе.*$&quot;;&quot;&quot;);&quot;&amp;plusmn;&quot;;&quot;&quot;))" office:value-type="string" office:string-value="SMD-резистор (0805) 47 om 1% (точні) SMD-резистор" calcext:value-type="string">
            <text:p>SMD-резистор (0805) 47 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10-kom-1-tochni.html" xlink:type="simple">https://www.kosmodrom.ua/ru/smd-rezistor/smd-rezistor-0805-10-kom-1-tochni.html</text:a></text:p>
          </table:table-cell>
          <table:table-cell office:value-type="string" calcext:value-type="string">
            <text:p><text:s/>Купить SMD-резистор (0805) 10 k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11];&quot;^.*Купить\s*&quot;;&quot;&quot;);&quot;на складе.*$&quot;;&quot;&quot;);&quot;&amp;plusmn;&quot;;&quot;&quot;))" office:value-type="string" office:string-value="SMD-резистор (0805) 10 kom 1% (точні) SMD-резистор" calcext:value-type="string">
            <text:p>SMD-резистор (0805) 10 k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rezistor/smd-rezistor-0805-4-7-kom-1-tochni.html" xlink:type="simple">https://www.kosmodrom.ua/ru/smd-rezistor/smd-rezistor-0805-4-7-kom-1-tochni.html</text:a></text:p>
          </table:table-cell>
          <table:table-cell office:value-type="string" calcext:value-type="string">
            <text:p><text:s/>Купить SMD-резистор (0805) 4,7 kom &amp;plusmn;1% (точні) SMD-резистор на складе КОСМОДРОМ, Харьков, Украина</text:p>
          </table:table-cell>
          <table:table-cell table:formula="of:=TRIM(ORG.LIBREOFFICE.REGEX(ORG.LIBREOFFICE.REGEX(ORG.LIBREOFFICE.REGEX([.B12];&quot;^.*Купить\s*&quot;;&quot;&quot;);&quot;на складе.*$&quot;;&quot;&quot;);&quot;&amp;plusmn;&quot;;&quot;&quot;))" office:value-type="string" office:string-value="SMD-резистор (0805) 4,7 kom 1% (точні) SMD-резистор" calcext:value-type="string">
            <text:p>SMD-резистор (0805) 4,7 kom 1% (точні) SMD-резистор</text:p>
          </table:table-cell>
        </table:table-row>
        <table:table-row table:style-name="ro1">
          <table:table-cell office:value-type="string" calcext:value-type="string">
            <text:p><text:a xlink:href="https://www.kosmodrom.ua/ru/smd-kondensator/chip-keramika-0805-0-1mkf-x7r-50v-10.html" xlink:type="simple">https://www.kosmodrom.ua/ru/smd-kondensator/chip-keramika-0805-0-1mkf-x7r-50v-10.html</text:a></text:p>
          </table:table-cell>
          <table:table-cell office:value-type="string" calcext:value-type="string">
            <text:p><text:s/>Купить Чіп кераміка (0805) 0,1mkf (X7R) 50v 10% SMD-конденсатор на складе КОСМОДРОМ, Харьков, Украина</text:p>
          </table:table-cell>
          <table:table-cell table:formula="of:=TRIM(ORG.LIBREOFFICE.REGEX(ORG.LIBREOFFICE.REGEX(ORG.LIBREOFFICE.REGEX([.B13];&quot;^.*Купить\s*&quot;;&quot;&quot;);&quot;на складе.*$&quot;;&quot;&quot;);&quot;&amp;plusmn;&quot;;&quot;&quot;))" office:value-type="string" office:string-value="Чіп кераміка (0805) 0,1mkf (X7R) 50v 10% SMD-конденсатор" calcext:value-type="string">
            <text:p>Чіп кераміка (0805) 0,1mkf (X7R) 50v 10% SMD-конденсатор</text:p>
          </table:table-cell>
        </table:table-row>
        <table:table-row table:style-name="ro1">
          <table:table-cell office:value-type="string" calcext:value-type="string">
            <text:p><text:a xlink:href="https://www.kosmodrom.ua/ru/smd-kondensator/chip-keramika-0805-10nf-x7r-50v-10.html" xlink:type="simple">https://www.kosmodrom.ua/ru/smd-kondensator/chip-keramika-0805-10nf-x7r-50v-10.html</text:a></text:p>
          </table:table-cell>
          <table:table-cell office:value-type="string" calcext:value-type="string">
            <text:p><text:s/>Купить Чіп кераміка (0805) 10nf (X7R) 50v &amp;plusmn; 10% SMD-конденсатор на складе КОСМОДРОМ, Харьков, Украина</text:p>
          </table:table-cell>
          <table:table-cell table:formula="of:=TRIM(ORG.LIBREOFFICE.REGEX(ORG.LIBREOFFICE.REGEX(ORG.LIBREOFFICE.REGEX([.B14];&quot;^.*Купить\s*&quot;;&quot;&quot;);&quot;на складе.*$&quot;;&quot;&quot;);&quot;&amp;plusmn;&quot;;&quot;&quot;))" office:value-type="string" office:string-value="Чіп кераміка (0805) 10nf (X7R) 50v 10% SMD-конденсатор" calcext:value-type="string">
            <text:p>Чіп кераміка (0805) 10nf (X7R) 50v 10% SMD-конденсатор</text:p>
          </table:table-cell>
        </table:table-row>
        <table:table-row table:style-name="ro1">
          <table:table-cell office:value-type="string" calcext:value-type="string">
            <text:p><text:a xlink:href="https://www.kosmodrom.ua/ru/smd-kondensator/chip-keramika-0805-2200pf-x7r-50v-10.html" xlink:type="simple">https://www.kosmodrom.ua/ru/smd-kondensator/chip-keramika-0805-2200pf-x7r-50v-10.html</text:a></text:p>
          </table:table-cell>
          <table:table-cell office:value-type="string" calcext:value-type="string">
            <text:p><text:s/>Купить Чіп кераміка (0805) 2200pf (X7R) 50v &amp;plusmn; 10% SMD-конденсатор на складе КОСМОДРОМ, Харьков, Украина</text:p>
          </table:table-cell>
          <table:table-cell table:formula="of:=TRIM(ORG.LIBREOFFICE.REGEX(ORG.LIBREOFFICE.REGEX(ORG.LIBREOFFICE.REGEX([.B15];&quot;^.*Купить\s*&quot;;&quot;&quot;);&quot;на складе.*$&quot;;&quot;&quot;);&quot;&amp;plusmn;&quot;;&quot;&quot;))" office:value-type="string" office:string-value="Чіп кераміка (0805) 2200pf (X7R) 50v 10% SMD-конденсатор" calcext:value-type="string">
            <text:p>Чіп кераміка (0805) 2200pf (X7R) 50v 10% SMD-конденсатор</text:p>
          </table:table-cell>
        </table:table-row>
        <table:table-row table:style-name="ro1">
          <table:table-cell office:value-type="string" calcext:value-type="string">
            <text:p><text:a xlink:href="https://www.kosmodrom.ua/ru/kondensator-elektroliticheskiy/ce-1000-35pht-y.html" xlink:type="simple">https://www.kosmodrom.ua/ru/kondensator-elektroliticheskiy/ce-1000-35pht-y.html</text:a></text:p>
          </table:table-cell>
          <table:table-cell office:value-type="string" calcext:value-type="string">
            <text:p><text:s/>Купить CE-1000/35PHT-Y Конденсатор электролитический на складе КОСМОДРОМ, Харьков, Украина</text:p>
          </table:table-cell>
          <table:table-cell table:formula="of:=TRIM(ORG.LIBREOFFICE.REGEX(ORG.LIBREOFFICE.REGEX(ORG.LIBREOFFICE.REGEX([.B16];&quot;^.*Купить\s*&quot;;&quot;&quot;);&quot;на складе.*$&quot;;&quot;&quot;);&quot;&amp;plusmn;&quot;;&quot;&quot;))" office:value-type="string" office:string-value="CE-1000/35PHT-Y Конденсатор электролитический" calcext:value-type="string">
            <text:p>CE-1000/35PHT-Y Конденсатор электролитический</text:p>
          </table:table-cell>
        </table:table-row>
        <table:table-row table:style-name="ro1">
          <table:table-cell office:value-type="string" calcext:value-type="string">
            <text:p><text:a xlink:href="https://www.kosmodrom.ua/ru/smd-kondensator/chip-keramika-1206-10mkf-x5r-50v-10.html" xlink:type="simple">https://www.kosmodrom.ua/ru/smd-kondensator/chip-keramika-1206-10mkf-x5r-50v-10.html</text:a></text:p>
          </table:table-cell>
          <table:table-cell office:value-type="string" calcext:value-type="string">
            <text:p><text:s/>Купить Чіп кераміка (1206) 10mkf (X5R) 50v &amp;plusmn; 10% SMD-конденсатор на складе КОСМОДРОМ, Харьков, Украина</text:p>
          </table:table-cell>
          <table:table-cell table:formula="of:=TRIM(ORG.LIBREOFFICE.REGEX(ORG.LIBREOFFICE.REGEX(ORG.LIBREOFFICE.REGEX([.B17];&quot;^.*Купить\s*&quot;;&quot;&quot;);&quot;на складе.*$&quot;;&quot;&quot;);&quot;&amp;plusmn;&quot;;&quot;&quot;))" office:value-type="string" office:string-value="Чіп кераміка (1206) 10mkf (X5R) 50v 10% SMD-конденсатор" calcext:value-type="string">
            <text:p>Чіп кераміка (1206) 10mkf (X5R) 50v 10% SMD-конденсатор</text:p>
          </table:table-cell>
        </table:table-row>
        <table:table-row table:style-name="ro1">
          <table:table-cell office:value-type="string" calcext:value-type="string">
            <text:p><text:a xlink:href="https://www.kosmodrom.ua/ru/smd-kondensator/chip-keramika-0805-22mkf-x5r-25v-20.html" xlink:type="simple">https://www.kosmodrom.ua/ru/smd-kondensator/chip-keramika-0805-22mkf-x5r-25v-20.html</text:a></text:p>
          </table:table-cell>
          <table:table-cell office:value-type="string" calcext:value-type="string">
            <text:p><text:s/>Купить Чіп кераміка (0805) 22mkf (X5R) 25v &amp;plusmn; 20% SMD-конденсатор на складе КОСМОДРОМ, Харьков, Украина</text:p>
          </table:table-cell>
          <table:table-cell table:formula="of:=TRIM(ORG.LIBREOFFICE.REGEX(ORG.LIBREOFFICE.REGEX(ORG.LIBREOFFICE.REGEX([.B18];&quot;^.*Купить\s*&quot;;&quot;&quot;);&quot;на складе.*$&quot;;&quot;&quot;);&quot;&amp;plusmn;&quot;;&quot;&quot;))" office:value-type="string" office:string-value="Чіп кераміка (0805) 22mkf (X5R) 25v 20% SMD-конденсатор" calcext:value-type="string">
            <text:p>Чіп кераміка (0805) 22mkf (X5R) 25v 20% SMD-конденсатор</text:p>
          </table:table-cell>
        </table:table-row>
        <table:table-row table:style-name="ro1">
          <table:table-cell office:value-type="string" calcext:value-type="string">
            <text:p><text:a xlink:href="https://www.kosmodrom.ua/ru/kondensator-elektroliticheskiy/smdcap-100mkf-35v-105-s-smd-rc-8-10.html" xlink:type="simple">https://www.kosmodrom.ua/ru/kondensator-elektroliticheskiy/smdcap-100mkf-35v-105-s-smd-rc-8-10.html</text:a></text:p>
          </table:table-cell>
          <table:table-cell office:value-type="string" calcext:value-type="string">
            <text:p><text:s/>Купить SMDCAP-100mkf - 35v (105 С) SMD 8*10 Конденсатор электролитический на складе КОСМОДРОМ, Харьков, Украина</text:p>
          </table:table-cell>
          <table:table-cell table:formula="of:=TRIM(ORG.LIBREOFFICE.REGEX(ORG.LIBREOFFICE.REGEX(ORG.LIBREOFFICE.REGEX([.B19];&quot;^.*Купить\s*&quot;;&quot;&quot;);&quot;на складе.*$&quot;;&quot;&quot;);&quot;&amp;plusmn;&quot;;&quot;&quot;))" office:value-type="string" office:string-value="SMDCAP-100mkf - 35v (105 С) SMD 8*10 Конденсатор электролитический" calcext:value-type="string">
            <text:p>SMDCAP-100mkf - 35v (105 С) SMD 8*10 Конденсатор электролитический</text:p>
          </table:table-cell>
        </table:table-row>
        <table:table-row table:style-name="ro1">
          <table:table-cell office:value-type="string" calcext:value-type="string">
            <text:p><text:a xlink:href="https://www.kosmodrom.ua/ru/kondensator-elektroliticheskiy/smdcap-10mkf-50v-smd-sc-5-5-3.html" xlink:type="simple">https://www.kosmodrom.ua/ru/kondensator-elektroliticheskiy/smdcap-10mkf-50v-smd-sc-5-5-3.html</text:a></text:p>
          </table:table-cell>
          <table:table-cell office:value-type="string" calcext:value-type="string">
            <text:p><text:s/>Купить SMDCAP-10mkf - 50v SMD (SC) 5*5,3 Конденсатор электролитический на складе КОСМОДРОМ, Харьков, Украина</text:p>
          </table:table-cell>
          <table:table-cell table:formula="of:=TRIM(ORG.LIBREOFFICE.REGEX(ORG.LIBREOFFICE.REGEX(ORG.LIBREOFFICE.REGEX([.B20];&quot;^.*Купить\s*&quot;;&quot;&quot;);&quot;на складе.*$&quot;;&quot;&quot;);&quot;&amp;plusmn;&quot;;&quot;&quot;))" office:value-type="string" office:string-value="SMDCAP-10mkf - 50v SMD (SC) 5*5,3 Конденсатор электролитический" calcext:value-type="string">
            <text:p>SMDCAP-10mkf - 50v SMD (SC) 5*5,3 Конденсатор электролитический</text:p>
          </table:table-cell>
        </table:table-row>
        <table:table-row table:style-name="ro1">
          <table:table-cell office:value-type="string" calcext:value-type="string">
            <text:p><text:a xlink:href="https://www.kosmodrom.ua/ru/kondensator-elektroliticheskiy/ce-10-50pht-y.html" xlink:type="simple">https://www.kosmodrom.ua/ru/kondensator-elektroliticheskiy/ce-10-50pht-y.html</text:a></text:p>
          </table:table-cell>
          <table:table-cell office:value-type="string" calcext:value-type="string">
            <text:p><text:s/>Купить CE-10/50PHT-Y Конденсатор электролитический на складе КОСМОДРОМ, Харьков, Украина</text:p>
          </table:table-cell>
          <table:table-cell table:formula="of:=TRIM(ORG.LIBREOFFICE.REGEX(ORG.LIBREOFFICE.REGEX(ORG.LIBREOFFICE.REGEX([.B21];&quot;^.*Купить\s*&quot;;&quot;&quot;);&quot;на складе.*$&quot;;&quot;&quot;);&quot;&amp;plusmn;&quot;;&quot;&quot;))" office:value-type="string" office:string-value="CE-10/50PHT-Y Конденсатор электролитический" calcext:value-type="string">
            <text:p>CE-10/50PHT-Y Конденсатор электролитический</text:p>
          </table:table-cell>
        </table:table-row>
        <table:table-row table:style-name="ro1">
          <table:table-cell office:value-type="string" calcext:value-type="string">
            <text:p><text:a xlink:href="https://www.kosmodrom.ua/ru/drossel/drossel-smd0630-10-mkgn.html" xlink:type="simple">https://www.kosmodrom.ua/ru/drossel/drossel-smd0630-10-mkgn.html</text:a></text:p>
          </table:table-cell>
          <table:table-cell office:value-type="string" calcext:value-type="string">
            <text:p><text:s/>Купить Дроссель SMD0630 10 мкГн Дроссель на складе КОСМОДРОМ, Харьков, Украина</text:p>
          </table:table-cell>
          <table:table-cell table:formula="of:=TRIM(ORG.LIBREOFFICE.REGEX(ORG.LIBREOFFICE.REGEX(ORG.LIBREOFFICE.REGEX([.B22];&quot;^.*Купить\s*&quot;;&quot;&quot;);&quot;на складе.*$&quot;;&quot;&quot;);&quot;&amp;plusmn;&quot;;&quot;&quot;))" office:value-type="string" office:string-value="Дроссель SMD0630 10 мкГн Дроссель" calcext:value-type="string">
            <text:p>Дроссель SMD0630 10 мкГн Дроссель</text:p>
          </table:table-cell>
        </table:table-row>
        <table:table-row table:style-name="ro1">
          <table:table-cell office:value-type="string" calcext:value-type="string">
            <text:p><text:a xlink:href="https://www.kosmodrom.ua/ru/drossel/drossel-smd0420-10-mkgn.html" xlink:type="simple">https://www.kosmodrom.ua/ru/drossel/drossel-smd0420-10-mkgn.html</text:a></text:p>
          </table:table-cell>
          <table:table-cell office:value-type="string" calcext:value-type="string">
            <text:p><text:s/>Купить Дроссель SMD0420 10 мкГн Дроссель на складе КОСМОДРОМ, Харьков, Украина</text:p>
          </table:table-cell>
          <table:table-cell table:formula="of:=TRIM(ORG.LIBREOFFICE.REGEX(ORG.LIBREOFFICE.REGEX(ORG.LIBREOFFICE.REGEX([.B23];&quot;^.*Купить\s*&quot;;&quot;&quot;);&quot;на складе.*$&quot;;&quot;&quot;);&quot;&amp;plusmn;&quot;;&quot;&quot;))" office:value-type="string" office:string-value="Дроссель SMD0420 10 мкГн Дроссель" calcext:value-type="string">
            <text:p>Дроссель SMD0420 10 мкГн Дроссель</text:p>
          </table:table-cell>
        </table:table-row>
        <table:table-row table:style-name="ro1">
          <table:table-cell office:value-type="string" calcext:value-type="string">
            <text:p><text:a xlink:href="https://www.kosmodrom.ua/ru/zhalo-nakonechnik-dlya-payalnika/900m-t-k-steel.html" xlink:type="simple">https://www.kosmodrom.ua/ru/zhalo-nakonechnik-dlya-payalnika/900m-t-k-steel.html</text:a></text:p>
          </table:table-cell>
          <table:table-cell office:value-type="string" calcext:value-type="string">
            <text:p><text:s/>Купить 900M-T-K-STEEL Жало (наконечник) для паяльника на складе КОСМОДРОМ, Харьков, Украина</text:p>
          </table:table-cell>
          <table:table-cell table:formula="of:=TRIM(ORG.LIBREOFFICE.REGEX(ORG.LIBREOFFICE.REGEX(ORG.LIBREOFFICE.REGEX([.B24];&quot;^.*Купить\s*&quot;;&quot;&quot;);&quot;на складе.*$&quot;;&quot;&quot;);&quot;&amp;plusmn;&quot;;&quot;&quot;))" office:value-type="string" office:string-value="900M-T-K-STEEL Жало (наконечник) для паяльника" calcext:value-type="string">
            <text:p>900M-T-K-STEEL Жало (наконечник) для паяльника</text:p>
          </table:table-cell>
        </table:table-row>
        <table:table-row table:style-name="ro1">
          <table:table-cell office:value-type="string" calcext:value-type="string">
            <text:p><text:a xlink:href="https://loco.in.ua/nastilnyi-shtatyv-zhuravel-dlia-telefonu-z-kriplenniam-pid-lampu-35-60-sm-ha-19-universalnyi-trymach-telefonu-dlia-ziomky/?gad_source=1&amp;gad_campaignid=22913761904&amp;gbraid=0AAAAAqCpxCSdFTdXQemnIs2E2k11FChFM&amp;gclid=Cj0KCQiArt_JBhCTARIsADQZaynAQLt3nrpkyIdbL9_DoLhXhVLpBRLlV3XKjbCQEjv_EAD0aKPPqVMaAvxiEALw_wcB" xlink:type="simple">https://loco.in.ua/nastilnyi-shtatyv-zhuravel-dlia-telefonu-z-kriplenniam-pid-lampu-35-60-sm-ha-19-universalnyi-trymach-telefonu-dlia-ziomky/?gad_source=1&amp;gad_campaignid=22913761904&amp;gbraid=0AAAAAqCpxCSdFTdXQemnIs2E2k11FChFM&amp;gclid=Cj0KCQiArt_JBhCTARIsADQZaynAQLt3nrpkyIdbL9_DoLhXhVLpBRLlV3XKjbCQEjv_EAD0aKPPqVMaAvxiEALw_wcB</text:a></text:p>
          </table:table-cell>
          <table:table-cell office:value-type="string" calcext:value-type="string">
            <text:p>Штатив</text:p>
          </table:table-cell>
          <table:table-cell table:formula="of:=TRIM(ORG.LIBREOFFICE.REGEX(ORG.LIBREOFFICE.REGEX(ORG.LIBREOFFICE.REGEX([.B25];&quot;^.*Купить\s*&quot;;&quot;&quot;);&quot;на складе.*$&quot;;&quot;&quot;);&quot;&amp;plusmn;&quot;;&quot;&quot;))" office:value-type="string" office:string-value="Штатив" calcext:value-type="string">
            <text:p>Штатив</text:p>
          </table:table-cell>
        </table:table-row>
        <table:table-row table:style-name="ro1">
          <table:table-cell office:value-type="string" calcext:value-type="string">
            <text:p><text:a xlink:href="https://prom.ua/ua/p2462376937-elektrovosplamenitel-elektrozapal-elektrozapalnik.html" xlink:type="simple">https://prom.ua/ua/p2462376937-elektrovosplamenitel-elektrozapal-elektrozapalnik.html</text:a></text:p>
          </table:table-cell>
          <table:table-cell office:value-type="string" calcext:value-type="string">
            <text:p>Спичка</text:p>
          </table:table-cell>
          <table:table-cell table:formula="of:=TRIM(ORG.LIBREOFFICE.REGEX(ORG.LIBREOFFICE.REGEX(ORG.LIBREOFFICE.REGEX([.B26];&quot;^.*Купить\s*&quot;;&quot;&quot;);&quot;на складе.*$&quot;;&quot;&quot;);&quot;&amp;plusmn;&quot;;&quot;&quot;))" office:value-type="string" office:string-value="Спичка" calcext:value-type="string">
            <text:p>Спич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5:16:28.650294318</meta:creation-date>
    <dc:date>2025-12-09T16:01:41.970065060</dc:date>
    <meta:editing-duration>PT24M11S</meta:editing-duration>
    <meta:editing-cycles>4</meta:editing-cycles>
    <meta:generator>LibreOffice/24.2.7.2$Linux_X86_64 LibreOffice_project/420$Build-2</meta:generator>
    <meta:document-statistic meta:table-count="2" meta:cell-count="130" meta:object-count="0"/>
  </office:meta>
</office:document-meta>
</file>